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242DFCA43AEF13BE745.png" manifest:media-type="image/png"/>
  <manifest:file-entry manifest:full-path="Pictures/10000001000002CC0000024FB8AE9A6207D0D0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43cm" svg:height="15.636cm" svg:x="0.9cm" svg:y="0.569cm">
          <draw:image xlink:href="Pictures/10000001000002CC0000024FB8AE9A6207D0D071.png" xlink:type="simple" xlink:show="embed" xlink:actuate="onLoad" draw:mime-type="image/png">
            <text:p/>
          </draw:image>
        </draw:frame>
        <draw:frame draw:style-name="gr1" draw:text-style-name="P1" draw:layer="layout" svg:width="18.943cm" svg:height="15.292cm" svg:x="0.9cm" svg:y="12.712cm">
          <draw:image xlink:href="Pictures/10000001000002CC00000242DFCA43AEF13BE74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7T00:32:50.006257081</meta:creation-date>
    <dc:date>2023-09-17T00:46:17.364432912</dc:date>
    <meta:editing-duration>PT2M43S</meta:editing-duration>
    <meta:editing-cycles>1</meta:editing-cycles>
    <meta:generator>LibreOffice/7.3.7.2$Linux_X86_64 LibreOffice_project/30$Build-2</meta:generator>
    <meta:document-statistic meta:object-count="2"/>
  </office:meta>
</office:document-meta>
</file>